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8" draw:layer="layout" svg:width="25.377cm" svg:height="11.495cm" svg:x="1.312cm" svg:y="3.255cm">
          <draw:text-box>
            <text:p text:style-name="P2"><text:span text:style-name="T1">O Bom Samaritano</text:span></text:p>
            <text:p text:style-name="P3"><text:span text:style-name="T2">(Lucas 10.25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44.396000000</dc:date>
    <meta:editing-duration>PT34M35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